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1811in" svg:height="5.5949in" svg:x="0.0106in" svg:y="5.5425in">
            <draw:object draw:notify-on-update-of-ranges="Sheet1.A2:Sheet1.A30 Sheet1.B1:Sheet1.B1 Sheet1.B2:Sheet1.B30 Sheet1.C1:Sheet1.C1 Sheet1.C2:Sheet1.C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1646in" svg:height="2.5622in" svg:x="0.0114in" svg:y="11.2in">
            <draw:object draw:notify-on-update-of-ranges="Sheet1.A2:Sheet1.A30 Sheet1.D1:Sheet1.D1 Sheet1.D2:Sheet1.D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ingle-threaded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7011" calcext:value-type="float">
            <text:p>167011</text:p>
          </table:table-cell>
          <table:table-cell office:value-type="float" office:value="2528031" calcext:value-type="float">
            <text:p>252803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723" calcext:value-type="float">
            <text:p>53723</text:p>
          </table:table-cell>
          <table:table-cell office:value-type="float" office:value="796383" calcext:value-type="float">
            <text:p>796383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4043" calcext:value-type="float">
            <text:p>174043</text:p>
          </table:table-cell>
          <table:table-cell office:value-type="float" office:value="813316" calcext:value-type="float">
            <text:p>8133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404" calcext:value-type="float">
            <text:p>71404</text:p>
          </table:table-cell>
          <table:table-cell office:value-type="float" office:value="514627" calcext:value-type="float">
            <text:p>51462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455" calcext:value-type="float">
            <text:p>114455</text:p>
          </table:table-cell>
          <table:table-cell office:value-type="float" office:value="727358" calcext:value-type="float">
            <text:p>72735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222" calcext:value-type="float">
            <text:p>124222</text:p>
          </table:table-cell>
          <table:table-cell office:value-type="float" office:value="296607" calcext:value-type="float">
            <text:p>29660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1889" calcext:value-type="float">
            <text:p>161889</text:p>
          </table:table-cell>
          <table:table-cell office:value-type="float" office:value="1051164" calcext:value-type="float">
            <text:p>10511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1649" calcext:value-type="float">
            <text:p>171649</text:p>
          </table:table-cell>
          <table:table-cell office:value-type="float" office:value="727998" calcext:value-type="float">
            <text:p>72799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7696" calcext:value-type="float">
            <text:p>267696</text:p>
          </table:table-cell>
          <table:table-cell office:value-type="float" office:value="592592" calcext:value-type="float">
            <text:p>59259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99320" calcext:value-type="float">
            <text:p>399320</text:p>
          </table:table-cell>
          <table:table-cell office:value-type="float" office:value="2158796" calcext:value-type="float">
            <text:p>215879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7377" calcext:value-type="float">
            <text:p>497377</text:p>
          </table:table-cell>
          <table:table-cell office:value-type="float" office:value="1470493" calcext:value-type="float">
            <text:p>147049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52427" calcext:value-type="float">
            <text:p>652427</text:p>
          </table:table-cell>
          <table:table-cell office:value-type="float" office:value="988079" calcext:value-type="float">
            <text:p>98807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16623" calcext:value-type="float">
            <text:p>1016623</text:p>
          </table:table-cell>
          <table:table-cell office:value-type="float" office:value="1220530" calcext:value-type="float">
            <text:p>122053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28038" calcext:value-type="float">
            <text:p>928038</text:p>
          </table:table-cell>
          <table:table-cell office:value-type="float" office:value="2579353" calcext:value-type="float">
            <text:p>257935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2333" calcext:value-type="float">
            <text:p>602333</text:p>
          </table:table-cell>
          <table:table-cell office:value-type="float" office:value="2677403" calcext:value-type="float">
            <text:p>267740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14755" calcext:value-type="float">
            <text:p>714755</text:p>
          </table:table-cell>
          <table:table-cell office:value-type="float" office:value="11610737" calcext:value-type="float">
            <text:p>11610737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043386" calcext:value-type="float">
            <text:p>1043386</text:p>
          </table:table-cell>
          <table:table-cell office:value-type="float" office:value="8157349" calcext:value-type="float">
            <text:p>815734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673908" calcext:value-type="float">
            <text:p>1673908</text:p>
          </table:table-cell>
          <table:table-cell office:value-type="float" office:value="10033134" calcext:value-type="float">
            <text:p>1003313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092441" calcext:value-type="float">
            <text:p>2092441</text:p>
          </table:table-cell>
          <table:table-cell office:value-type="float" office:value="3448839" calcext:value-type="float">
            <text:p>344883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035985" calcext:value-type="float">
            <text:p>1035985</text:p>
          </table:table-cell>
          <table:table-cell office:value-type="float" office:value="1443657" calcext:value-type="float">
            <text:p>144365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677416" calcext:value-type="float">
            <text:p>677416</text:p>
          </table:table-cell>
          <table:table-cell office:value-type="float" office:value="743849" calcext:value-type="float">
            <text:p>74384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936112" calcext:value-type="float">
            <text:p>936112</text:p>
          </table:table-cell>
          <table:table-cell office:value-type="float" office:value="536599" calcext:value-type="float">
            <text:p>53659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1285305" calcext:value-type="float">
            <text:p>1285305</text:p>
          </table:table-cell>
          <table:table-cell office:value-type="float" office:value="594783" calcext:value-type="float">
            <text:p>59478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float" office:value="1567338" calcext:value-type="float">
            <text:p>1567338</text:p>
          </table:table-cell>
          <table:table-cell office:value-type="float" office:value="776936" calcext:value-type="float">
            <text:p>776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2502392" calcext:value-type="float">
            <text:p>2502392</text:p>
          </table:table-cell>
          <table:table-cell office:value-type="float" office:value="1099129" calcext:value-type="float">
            <text:p>109912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648864" calcext:value-type="float">
            <text:p>3648864</text:p>
          </table:table-cell>
          <table:table-cell office:value-type="float" office:value="4018095" calcext:value-type="float">
            <text:p>401809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1316" calcext:value-type="float">
            <text:p>21316</text:p>
          </table:table-cell>
          <table:table-cell office:value-type="float" office:value="5044706" calcext:value-type="float">
            <text:p>5044706</text:p>
          </table:table-cell>
          <table:table-cell office:value-type="float" office:value="3692286" calcext:value-type="float">
            <text:p>369228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7556" calcext:value-type="float">
            <text:p>27556</text:p>
          </table:table-cell>
          <table:table-cell office:value-type="float" office:value="7531038" calcext:value-type="float">
            <text:p>7531038</text:p>
          </table:table-cell>
          <table:table-cell office:value-type="float" office:value="5731735" calcext:value-type="float">
            <text:p>573173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5721" calcext:value-type="float">
            <text:p>35721</text:p>
          </table:table-cell>
          <table:table-cell office:value-type="float" office:value="12307640" calcext:value-type="float">
            <text:p>12307640</text:p>
          </table:table-cell>
          <table:table-cell office:value-type="float" office:value="7163471" calcext:value-type="float">
            <text:p>7163471</text:p>
          </table:table-cell>
          <table:table-cell office:value-type="float" office:value="1.7" calcext:value-type="float">
            <text:p>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9:37:30.777552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2T19:47:23.495079711</dc:date>
    <meta:generator>LibreOffice/4.2.7.2$Linux_X86_64 LibreOffice_project/420m0$Build-2</meta:generator>
    <meta:editing-duration>PT6M56S</meta:editing-duration>
    <meta:editing-cycles>3</meta:editing-cycles>
    <meta:document-statistic meta:table-count="1" meta:cell-count="1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8.721cm" svg:height="14.212cm" xlink:href=".." xlink:type="simple" chart:class="chart:line" chart:style-name="ch1">
        <chart:title svg:x="21.604cm" svg:y="0.42cm" chart:style-name="ch2">
          <text:p>Matrix multiplication - Java</text:p>
        </chart:title>
        <chart:subtitle svg:x="22.94cm" svg:y="1.509cm" chart:style-name="ch3">
          <text:p>Intel i7-4710HQ</text:p>
        </chart:subtitle>
        <chart:legend chart:legend-position="end" svg:x="45.049cm" svg:y="6.558cm" style:legend-expansion="high" chart:style-name="ch4"/>
        <chart:plot-area chart:style-name="ch5" table:cell-range-address="Sheet1.A1:Sheet1.C30" chart:data-source-has-labels="both" svg:x="1.985cm" svg:y="2.502cm" svg:width="42.09cm" svg:height="10.445cm">
          <chartooo:coordinate-region svg:x="3.718cm" svg:y="2.701cm" svg:width="39.892cm" svg:height="9.599cm"/>
          <chart:axis chart:dimension="x" chart:name="primary-x" chart:style-name="ch6" chartooo:axis-type="text">
            <chart:title svg:x="22.205cm" svg:y="13.231cm" chart:style-name="ch7">
              <text:p>matrix size</text:p>
            </chart:title>
            <chart:categories table:cell-range-address="Sheet1.A2:Sheet1.A30"/>
            <chart:grid chart:style-name="ch8" chart:class="major"/>
          </chart:axis>
          <chart:axis chart:dimension="y" chart:name="primary-y" chart:style-name="ch6">
            <chart:title svg:x="0.451cm" svg:y="8.893cm" chart:style-name="ch9">
              <text:p>runtime [nanos]</text:p>
            </chart:title>
            <chart:grid chart:style-name="ch8" chart:class="major"/>
          </chart:axis>
          <chart:series chart:style-name="ch10" chart:values-cell-range-address="Sheet1.B2:Sheet1.B30" chart:label-cell-address="Sheet1.B1:Sheet1.B1" chart:class="chart:line">
            <chart:data-point chart:repeated="29"/>
          </chart:series>
          <chart:series chart:style-name="ch11" chart:values-cell-range-address="Sheet1.C2:Sheet1.C30" chart:label-cell-address="Sheet1.C1:Sheet1.C1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-threaded</text:p>
                <draw:g>
                  <svg:desc>Sheet1.B1:Sheet1.B1</svg:desc>
                </draw:g>
              </table:table-cell>
              <table:table-cell office:value-type="string">
                <text:p>paralle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9">
                <text:p>50</text:p>
                <draw:g>
                  <svg:desc>Sheet1.A2:Sheet1.A30</svg:desc>
                </draw:g>
              </table:table-cell>
              <table:table-cell office:value-type="float" office:value="167011">
                <text:p>167011</text:p>
                <draw:g>
                  <svg:desc>Sheet1.B2:Sheet1.B30</svg:desc>
                </draw:g>
              </table:table-cell>
              <table:table-cell office:value-type="float" office:value="2528031">
                <text:p>2528031</text:p>
                <draw:g>
                  <svg:desc>Sheet1.C2:Sheet1.C3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3723">
                <text:p>53723</text:p>
              </table:table-cell>
              <table:table-cell office:value-type="float" office:value="796383">
                <text:p>79638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4043">
                <text:p>174043</text:p>
              </table:table-cell>
              <table:table-cell office:value-type="float" office:value="813316">
                <text:p>8133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1404">
                <text:p>71404</text:p>
              </table:table-cell>
              <table:table-cell office:value-type="float" office:value="514627">
                <text:p>51462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14455">
                <text:p>114455</text:p>
              </table:table-cell>
              <table:table-cell office:value-type="float" office:value="727358">
                <text:p>72735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24222">
                <text:p>124222</text:p>
              </table:table-cell>
              <table:table-cell office:value-type="float" office:value="296607">
                <text:p>29660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1889">
                <text:p>161889</text:p>
              </table:table-cell>
              <table:table-cell office:value-type="float" office:value="1051164">
                <text:p>105116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71649">
                <text:p>171649</text:p>
              </table:table-cell>
              <table:table-cell office:value-type="float" office:value="727998">
                <text:p>7279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7696">
                <text:p>267696</text:p>
              </table:table-cell>
              <table:table-cell office:value-type="float" office:value="592592">
                <text:p>59259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99320">
                <text:p>399320</text:p>
              </table:table-cell>
              <table:table-cell office:value-type="float" office:value="2158796">
                <text:p>21587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97377">
                <text:p>497377</text:p>
              </table:table-cell>
              <table:table-cell office:value-type="float" office:value="1470493">
                <text:p>147049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652427">
                <text:p>652427</text:p>
              </table:table-cell>
              <table:table-cell office:value-type="float" office:value="988079">
                <text:p>98807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016623">
                <text:p>1016623</text:p>
              </table:table-cell>
              <table:table-cell office:value-type="float" office:value="1220530">
                <text:p>122053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928038">
                <text:p>928038</text:p>
              </table:table-cell>
              <table:table-cell office:value-type="float" office:value="2579353">
                <text:p>257935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02333">
                <text:p>602333</text:p>
              </table:table-cell>
              <table:table-cell office:value-type="float" office:value="2677403">
                <text:p>2677403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714755">
                <text:p>714755</text:p>
              </table:table-cell>
              <table:table-cell office:value-type="float" office:value="11610737">
                <text:p>11610737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1043386">
                <text:p>1043386</text:p>
              </table:table-cell>
              <table:table-cell office:value-type="float" office:value="8157349">
                <text:p>8157349</text:p>
              </table:table-cell>
            </table:table-row>
            <table:table-row>
              <table:table-cell office:value-type="float" office:value="2116">
                <text:p>2120</text:p>
              </table:table-cell>
              <table:table-cell office:value-type="float" office:value="1673908">
                <text:p>1673908</text:p>
              </table:table-cell>
              <table:table-cell office:value-type="float" office:value="10033134">
                <text:p>10033134</text:p>
              </table:table-cell>
            </table:table-row>
            <table:table-row>
              <table:table-cell office:value-type="float" office:value="2704">
                <text:p>2700</text:p>
              </table:table-cell>
              <table:table-cell office:value-type="float" office:value="2092441">
                <text:p>2092441</text:p>
              </table:table-cell>
              <table:table-cell office:value-type="float" office:value="3448839">
                <text:p>3448839</text:p>
              </table:table-cell>
            </table:table-row>
            <table:table-row>
              <table:table-cell office:value-type="float" office:value="3481">
                <text:p>3480</text:p>
              </table:table-cell>
              <table:table-cell office:value-type="float" office:value="1035985">
                <text:p>1035985</text:p>
              </table:table-cell>
              <table:table-cell office:value-type="float" office:value="1443657">
                <text:p>1443657</text:p>
              </table:table-cell>
            </table:table-row>
            <table:table-row>
              <table:table-cell office:value-type="float" office:value="4489">
                <text:p>4490</text:p>
              </table:table-cell>
              <table:table-cell office:value-type="float" office:value="677416">
                <text:p>677416</text:p>
              </table:table-cell>
              <table:table-cell office:value-type="float" office:value="743849">
                <text:p>743849</text:p>
              </table:table-cell>
            </table:table-row>
            <table:table-row>
              <table:table-cell office:value-type="float" office:value="5776">
                <text:p>5780</text:p>
              </table:table-cell>
              <table:table-cell office:value-type="float" office:value="936112">
                <text:p>936112</text:p>
              </table:table-cell>
              <table:table-cell office:value-type="float" office:value="536599">
                <text:p>536599</text:p>
              </table:table-cell>
            </table:table-row>
            <table:table-row>
              <table:table-cell office:value-type="float" office:value="7396">
                <text:p>7400</text:p>
              </table:table-cell>
              <table:table-cell office:value-type="float" office:value="1285305">
                <text:p>1285305</text:p>
              </table:table-cell>
              <table:table-cell office:value-type="float" office:value="594783">
                <text:p>594783</text:p>
              </table:table-cell>
            </table:table-row>
            <table:table-row>
              <table:table-cell office:value-type="float" office:value="9604">
                <text:p>9600</text:p>
              </table:table-cell>
              <table:table-cell office:value-type="float" office:value="1567338">
                <text:p>1567338</text:p>
              </table:table-cell>
              <table:table-cell office:value-type="float" office:value="776936">
                <text:p>776936</text:p>
              </table:table-cell>
            </table:table-row>
            <table:table-row>
              <table:table-cell office:value-type="float" office:value="12544">
                <text:p>12540</text:p>
              </table:table-cell>
              <table:table-cell office:value-type="float" office:value="2502392">
                <text:p>2502392</text:p>
              </table:table-cell>
              <table:table-cell office:value-type="float" office:value="1099129">
                <text:p>109912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648864">
                <text:p>3648864</text:p>
              </table:table-cell>
              <table:table-cell office:value-type="float" office:value="4018095">
                <text:p>4018095</text:p>
              </table:table-cell>
            </table:table-row>
            <table:table-row>
              <table:table-cell office:value-type="float" office:value="21316">
                <text:p>21320</text:p>
              </table:table-cell>
              <table:table-cell office:value-type="float" office:value="5044706">
                <text:p>5044706</text:p>
              </table:table-cell>
              <table:table-cell office:value-type="float" office:value="3692286">
                <text:p>3692286</text:p>
              </table:table-cell>
            </table:table-row>
            <table:table-row>
              <table:table-cell office:value-type="float" office:value="27556">
                <text:p>27560</text:p>
              </table:table-cell>
              <table:table-cell office:value-type="float" office:value="7531038">
                <text:p>7531038</text:p>
              </table:table-cell>
              <table:table-cell office:value-type="float" office:value="5731735">
                <text:p>5731735</text:p>
              </table:table-cell>
            </table:table-row>
            <table:table-row>
              <table:table-cell office:value-type="float" office:value="35721">
                <text:p>35720</text:p>
              </table:table-cell>
              <table:table-cell office:value-type="float" office:value="12307640">
                <text:p>12307640</text:p>
              </table:table-cell>
              <table:table-cell office:value-type="float" office:value="7163471">
                <text:p>7163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679cm" svg:height="6.509cm" xlink:href=".." xlink:type="simple" chart:class="chart:line" chart:style-name="ch1">
        <chart:title svg:x="23.422cm" svg:y="0.266cm" chart:style-name="ch2">
          <text:p>speedup</text:p>
        </chart:title>
        <chart:legend chart:legend-position="end" svg:x="46.039cm" svg:y="2.955cm" style:legend-expansion="high" chart:style-name="ch3"/>
        <chart:plot-area chart:style-name="ch4" table:cell-range-address="Sheet1.A2:Sheet1.A30 Sheet1.D1:Sheet1.D30" chart:data-source-has-labels="both" svg:x="0.973cm" svg:y="1.201cm" svg:width="44.093cm" svg:height="5.178cm">
          <chartooo:coordinate-region svg:x="1.7cm" svg:y="1.401cm" svg:width="42.901cm" svg:height="4.331cm"/>
          <chart:axis chart:dimension="x" chart:name="primary-x" chart:style-name="ch5" chartooo:axis-type="text"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0" chart:label-cell-address="Sheet1.D1:Sheet1.D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9">
                <text:p>50</text:p>
                <draw:g>
                  <svg:desc>Sheet1.A2:Sheet1.A30</svg:desc>
                </draw:g>
              </table:table-cell>
              <table:table-cell office:value-type="float" office:value="0.066">
                <text:p>0.066</text:p>
                <draw:g>
                  <svg:desc>Sheet1.D2:Sheet1.D3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116">
                <text:p>21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2704">
                <text:p>27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3481">
                <text:p>348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89">
                <text:p>449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5776">
                <text:p>578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396">
                <text:p>74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604">
                <text:p>9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544">
                <text:p>125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316">
                <text:p>2132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7556">
                <text:p>275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5721">
                <text:p>35720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